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, 'Times New Roman'" style:font-pitch="variable"/>
    <style:font-face style:name="Noto Sans CJK SC" svg:font-family="'Noto Sans CJK SC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802cm" fo:margin-left="6.576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49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Table_20_Contents">
      <style:paragraph-properties fo:margin-top="0cm" fo:margin-bottom="0.353cm" loext:contextual-spacing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margin-top="0cm" fo:margin-bottom="0.353cm" loext:contextual-spacing="false" style:snap-to-layout-gri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margin-top="0cm" fo:margin-bottom="0.353cm" loext:contextual-spacing="false"/>
      <style:text-properties fo:font-size="14pt" officeooo:rsid="001ec83d" officeooo:paragraph-rsid="001ec83d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language="en" fo:country="US" style:font-name-asian="Liberation Serif1" style:font-size-asian="14pt" style:font-name-complex="Liberation Serif1" style:font-size-complex="14pt"/>
    </style:style>
    <style:style style:name="P13" style:family="paragraph" style:parent-style-name="Standard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-complex="Times New Roman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justify" style:justify-single-word="fals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fo:language="en" fo:country="US" style:font-name-asian="Liberation Serif1" style:font-size-asian="10pt" style:font-name-complex="Liberation Serif1" style:font-size-complex="10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5" style:family="paragraph" style:parent-style-name="Standard" style:master-page-name="Преобразование_20_1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name-asian="Liberation Serif1" style:font-size-asian="14pt" style:font-name-complex="Liberation Serif1" style:font-size-complex="14pt"/>
    </style:style>
    <style:style style:name="T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language="en" fo:country="US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2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style:font-weight-complex="normal"/>
    </style:style>
    <style:style style:name="T17" style:family="text">
      <style:text-properties style:font-weight-complex="bold"/>
    </style:style>
    <style:style style:name="T18" style:family="text">
      <style:text-properties fo:font-size="10pt" fo:language="en" fo:country="US" style:font-size-asian="10pt" style:font-size-complex="10pt"/>
    </style:style>
    <style:style style:name="T19" style:family="text">
      <style:text-properties officeooo:rsid="001ec8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осковский Авиационный Институт</text:p>
      <text:p text:style-name="P17">(Национальный исследовательский Университет)</text:p>
      <text:p text:style-name="P17"/>
      <text:p text:style-name="P17"/>
      <text:p text:style-name="P17">Факультет: «Информационные технологии и прикладная математика»</text:p>
      <text:p text:style-name="P17">Кафедра: 806 «Вычислительная математика и программирование»</text:p>
      <text:p text:style-name="P17"/>
      <text:p text:style-name="P17"/>
      <text:p text:style-name="P17"/>
      <text:p text:style-name="P17"/>
      <text:p text:style-name="P18">Лабораторная работа <text:span text:style-name="T19">7</text:span></text:p>
      <text:p text:style-name="P18">по курсу «ООП»</text:p>
      <text:p text:style-name="P4"/>
      <text:p text:style-name="P18"/>
      <text:p text:style-name="P18"/>
      <text:p text:style-name="P18"/>
      <text:p text:style-name="P18">Тема:</text:p>
      <text:p text:style-name="P4"><text:span text:style-name="T12"><text:s/>Проектирование структуры классов</text:span><text:span text:style-name="T11">.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Студент:</text:p>
          </table:table-cell>
          <table:table-cell table:style-name="Таблица1.B1" office:value-type="string">
            <text:p text:style-name="P3">Болдырев А. К.</text:p>
          </table:table-cell>
        </table:table-row>
        <table:table-row table:style-name="Таблица1.1">
          <table:table-cell table:style-name="Таблица1.A1" office:value-type="string">
            <text:p text:style-name="P1">Группа:</text:p>
          </table:table-cell>
          <table:table-cell table:style-name="Таблица1.B1" office:value-type="string">
            <text:p text:style-name="P1">М80-206Б-18</text:p>
          </table:table-cell>
        </table:table-row>
        <table:table-row table:style-name="Таблица1.1">
          <table:table-cell table:style-name="Таблица1.A1" office:value-type="string">
            <text:p text:style-name="P1">Преподаватель:</text:p>
          </table:table-cell>
          <table:table-cell table:style-name="Таблица1.B1" office:value-type="string">
            <text:p text:style-name="P1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1">Вариант:</text:p>
          </table:table-cell>
          <table:table-cell table:style-name="Таблица1.B1" office:value-type="string">
            <text:p text:style-name="P1">10</text:p>
          </table:table-cell>
        </table:table-row>
        <table:table-row table:style-name="Таблица1.5">
          <table:table-cell table:style-name="Таблица1.A1" office:value-type="string">
            <text:p text:style-name="P1">Оценка:</text:p>
          </table:table-cell>
          <table:table-cell table:style-name="Таблица1.B1" office:value-type="string">
            <text:p text:style-name="P2"/>
          </table:table-cell>
        </table:table-row>
        <table:table-row table:style-name="Таблица1.6">
          <table:table-cell table:style-name="Таблица1.A1" office:value-type="string">
            <text:p text:style-name="P1">Дата:</text:p>
          </table:table-cell>
          <table:table-cell table:style-name="Таблица1.B1" office:value-type="string">
            <text:p text:style-name="P2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Москва</text:p>
      <text:p text:style-name="P17">2019</text:p>
      <text:p text:style-name="P25">1. Код программы на языке C++:</text:p>
      <text:p text:style-name="P9"/>
      <text:p text:style-name="P20"><text:span text:style-name="T5">figure.h:</text:span></text:p>
      <text:p text:style-name="P10"/>
      <text:p text:style-name="P12"><text:s/></text:p>
      <text:p text:style-name="P9">#ifndef _FIGURE_H_</text:p>
      <text:p text:style-name="P9">#define _FIGURE_H_</text:p>
      <text:p text:style-name="P9"/>
      <text:p text:style-name="P9">#include &lt;iostream&gt;</text:p>
      <text:p text:style-name="P9">#include "point.h"</text:p>
      <text:p text:style-name="P9">#include &lt;fstream&gt;</text:p>
      <text:p text:style-name="P9"/>
      <text:p text:style-name="P9">struct figure {</text:p>
      <text:p text:style-name="P20"><text:span text:style-name="T7"><text:s text:c="4"/></text:span><text:span text:style-name="T4">virtual point center() const = 0;</text:span></text:p>
      <text:p text:style-name="P20"><text:span text:style-name="T7"><text:s text:c="4"/></text:span><text:span text:style-name="T4">virtual void print(std::ostream&amp;) const = 0 ;</text:span></text:p>
      <text:p text:style-name="P20"><text:span text:style-name="T7"><text:s text:c="4"/></text:span><text:span text:style-name="T4">virtual void printFile(std::ofstream&amp;) const = 0 ;</text:span></text:p>
      <text:p text:style-name="P20"><text:span text:style-name="T7"><text:s text:c="4"/></text:span><text:span text:style-name="T4">virtual double area() const = 0;</text:span></text:p>
      <text:p text:style-name="P20"><text:span text:style-name="T7"><text:s text:c="4"/></text:span><text:span text:style-name="T4">virtual ~figure() = default;</text:span></text:p>
      <text:p text:style-name="P9">};</text:p>
      <text:p text:style-name="P9"/>
      <text:p text:style-name="P9"/>
      <text:p text:style-name="P9">#endif //_FIGURE_H_</text:p>
      <text:p text:style-name="P9"/>
      <text:p text:style-name="P9"/>
      <text:p text:style-name="P20"><text:span text:style-name="T5">point.h:</text:span></text:p>
      <text:p text:style-name="P10"/>
      <text:p text:style-name="P9">#ifndef <text:s/>_POINT_H_</text:p>
      <text:p text:style-name="P9">#define <text:s/>_POINT_H_</text:p>
      <text:p text:style-name="P9"/>
      <text:p text:style-name="P9">#include &lt;iostream&gt;</text:p>
      <text:p text:style-name="P9"/>
      <text:p text:style-name="P9">struct point {</text:p>
      <text:p text:style-name="P20"><text:span text:style-name="T7"><text:s text:c="4"/></text:span><text:span text:style-name="T4">double x, y;</text:span></text:p>
      <text:p text:style-name="P20"><text:span text:style-name="T7"><text:s text:c="4"/></text:span><text:span text:style-name="T4">point (double <text:s/>a,double b) { x = a, y = b;};</text:span></text:p>
      <text:p text:style-name="P20"><text:span text:style-name="T7"><text:s text:c="4"/></text:span><text:span text:style-name="T4">point() = default;</text:span></text:p>
      <text:p text:style-name="P9">};</text:p>
      <text:p text:style-name="P9"/>
      <text:p text:style-name="P9">std::istream&amp; operator &gt;&gt; (std::istream&amp; is,point&amp; p );</text:p>
      <text:p text:style-name="P9">std::ostream&amp; operator &lt;&lt; (std::ostream&amp; os,const point&amp; p);</text:p>
      <text:p text:style-name="P9"/>
      <text:p text:style-name="P9"/>
      <text:p text:style-name="P9">#endif // _POINT_H_</text:p>
      <text:p text:style-name="P9"/>
      <text:p text:style-name="P9"/>
      <text:p text:style-name="P9"/>
      <text:p text:style-name="P20"><text:soft-page-break/><text:span text:style-name="T5">square.h:</text:span></text:p>
      <text:p text:style-name="P10"/>
      <text:p text:style-name="P14">#ifndef _SQUARE_H_</text:p>
      <text:p text:style-name="P14">#define _SQUARE_H_</text:p>
      <text:p text:style-name="P14"/>
      <text:p text:style-name="P14">#include "figure.h"</text:p>
      <text:p text:style-name="P14"/>
      <text:p text:style-name="P14">struct square : figure {</text:p>
      <text:p text:style-name="P14">private:</text:p>
      <text:p text:style-name="P20"><text:span text:style-name="T9"><text:s text:c="4"/></text:span><text:span text:style-name="T8">point a1,a2,a3,a4;</text:span></text:p>
      <text:p text:style-name="P14">public:</text:p>
      <text:p text:style-name="P20"><text:span text:style-name="T9"><text:s text:c="4"/></text:span><text:span text:style-name="T8">point center() const override ;</text:span></text:p>
      <text:p text:style-name="P20"><text:span text:style-name="T9"><text:s text:c="4"/></text:span><text:span text:style-name="T8">void print(std::ostream&amp;) const <text:s/>override ;</text:span></text:p>
      <text:p text:style-name="P20"><text:span text:style-name="T9"><text:s text:c="4"/></text:span><text:span text:style-name="T8">void printFile(std::ofstream&amp;) const override ;</text:span></text:p>
      <text:p text:style-name="P20"><text:span text:style-name="T9"><text:s text:c="4"/></text:span><text:span text:style-name="T8">double area() const override ;</text:span></text:p>
      <text:p text:style-name="P20"><text:span text:style-name="T9"><text:s text:c="4"/></text:span><text:span text:style-name="T8">square() = default;</text:span></text:p>
      <text:p text:style-name="P20"><text:span text:style-name="T9"><text:s text:c="4"/></text:span><text:span text:style-name="T8">square(std::istream&amp; is);</text:span></text:p>
      <text:p text:style-name="P20"><text:span text:style-name="T9"><text:s text:c="4"/></text:span><text:span text:style-name="T8">square(std::ifstream&amp; is);</text:span></text:p>
      <text:p text:style-name="P14">};</text:p>
      <text:p text:style-name="P14"/>
      <text:p text:style-name="P14">#endif //_SQUARE_H_</text:p>
      <text:p text:style-name="P10"/>
      <text:p text:style-name="P10">square.cpp:</text:p>
      <text:p text:style-name="P10"/>
      <text:p text:style-name="P14">#include "square.h"</text:p>
      <text:p text:style-name="P14"/>
      <text:p text:style-name="P14">#include &lt;cmath&gt;</text:p>
      <text:p text:style-name="P14">#include "point.h"</text:p>
      <text:p text:style-name="P14"/>
      <text:p text:style-name="P14">point square::center() const {</text:p>
      <text:p text:style-name="P20"><text:span text:style-name="T9"><text:s text:c="4"/></text:span><text:span text:style-name="T8">double x,y;</text:span></text:p>
      <text:p text:style-name="P20"><text:span text:style-name="T9"><text:s text:c="4"/></text:span><text:span text:style-name="T8">x = (a1.x + a2.x + a3.x + a4.x) / 4;</text:span></text:p>
      <text:p text:style-name="P20"><text:span text:style-name="T9"><text:s text:c="4"/></text:span><text:span text:style-name="T8">y = (a1.y + a2.y + a3.y + a4.y) / 4;</text:span></text:p>
      <text:p text:style-name="P20"><text:span text:style-name="T9"><text:s text:c="4"/></text:span><text:span text:style-name="T8">point p(x,y);</text:span></text:p>
      <text:p text:style-name="P20"><text:span text:style-name="T9"><text:s text:c="4"/></text:span><text:span text:style-name="T8">return p;</text:span></text:p>
      <text:p text:style-name="P14">}</text:p>
      <text:p text:style-name="P14"/>
      <text:p text:style-name="P14">void square::print(std::ostream&amp; os) const {</text:p>
      <text:p text:style-name="P20"><text:span text:style-name="T9"><text:s text:c="4"/></text:span><text:span text:style-name="T8">os &lt;&lt; "square\n"&lt;&lt; a1 &lt;&lt; '\n' &lt;&lt; a2 &lt;&lt; '\n' &lt;&lt; a3 &lt;&lt; '\n' &lt;&lt; a4 &lt;&lt; '\n';</text:span></text:p>
      <text:p text:style-name="P20"><text:span text:style-name="T9"><text:s text:c="4"/></text:span><text:span text:style-name="T8">os &lt;&lt; "Center: " &lt;&lt; center() &lt;&lt; '\n' &lt;&lt; "Area:" &lt;&lt; area() &lt;&lt; '\n';</text:span></text:p>
      <text:p text:style-name="P14">}</text:p>
      <text:p text:style-name="P14"/>
      <text:p text:style-name="P14">void square::printFile(std::ofstream&amp; of) const {</text:p>
      <text:p text:style-name="P20"><text:span text:style-name="T9"><text:s text:c="4"/></text:span><text:span text:style-name="T8">of &lt;&lt; "square\n"&lt;&lt; a1 &lt;&lt; '\n' &lt;&lt; a2 &lt;&lt; '\n' &lt;&lt; a3 &lt;&lt; '\n' &lt;&lt; a4 &lt;&lt; '\n';</text:span></text:p>
      <text:p text:style-name="P14">}</text:p>
      <text:p text:style-name="P14"><text:soft-page-break/></text:p>
      <text:p text:style-name="P14">double square::area() const{</text:p>
      <text:p text:style-name="P20"><text:span text:style-name="T9"><text:s text:c="4"/></text:span><text:span text:style-name="T8">double vecX = a2.x - a1.x;</text:span></text:p>
      <text:p text:style-name="P20"><text:span text:style-name="T9"><text:s text:c="4"/></text:span><text:span text:style-name="T8">double vecY = a2.y - a1.y;</text:span></text:p>
      <text:p text:style-name="P14"/>
      <text:p text:style-name="P20"><text:span text:style-name="T9"><text:s text:c="4"/></text:span><text:span text:style-name="T8">return vecX * vecX + vecY * vecY;</text:span></text:p>
      <text:p text:style-name="P14">}</text:p>
      <text:p text:style-name="P14"/>
      <text:p text:style-name="P14">square::square(std::istream&amp; is) {</text:p>
      <text:p text:style-name="P20"><text:span text:style-name="T9"><text:s text:c="4"/></text:span><text:span text:style-name="T8">is &gt;&gt; a1 &gt;&gt; a2 &gt;&gt; a3 &gt;&gt; a4;</text:span></text:p>
      <text:p text:style-name="P14">}</text:p>
      <text:p text:style-name="P14"/>
      <text:p text:style-name="P14">square::square(std::ifstream&amp; is) {</text:p>
      <text:p text:style-name="P20"><text:span text:style-name="T9"><text:s text:c="4"/></text:span><text:span text:style-name="T8">is &gt;&gt; a1 &gt;&gt; a2 &gt;&gt; a3 &gt;&gt; a4;</text:span></text:p>
      <text:p text:style-name="P14">}</text:p>
      <text:p text:style-name="P10"/>
      <text:p text:style-name="P10">rectangle.h:</text:p>
      <text:p text:style-name="P10"/>
      <text:p text:style-name="P14">#ifndef _RECTANGLE_H_</text:p>
      <text:p text:style-name="P14">#define _RECTANGLE_H_</text:p>
      <text:p text:style-name="P14"/>
      <text:p text:style-name="P14">#include "figure.h"</text:p>
      <text:p text:style-name="P14"/>
      <text:p text:style-name="P14">struct rectangle : figure{</text:p>
      <text:p text:style-name="P14">private:</text:p>
      <text:p text:style-name="P20"><text:span text:style-name="T9"><text:s text:c="4"/></text:span><text:span text:style-name="T8">point a1,a2,a3,a4;</text:span></text:p>
      <text:p text:style-name="P14">public:</text:p>
      <text:p text:style-name="P20"><text:span text:style-name="T9"><text:s text:c="4"/></text:span><text:span text:style-name="T8">point center() const override ;</text:span></text:p>
      <text:p text:style-name="P20"><text:span text:style-name="T9"><text:s text:c="4"/></text:span><text:span text:style-name="T8">void print(std::ostream&amp;) const override ;</text:span></text:p>
      <text:p text:style-name="P20"><text:span text:style-name="T9"><text:s text:c="4"/></text:span><text:span text:style-name="T8">void printFile(std::ofstream&amp;) const override ;</text:span></text:p>
      <text:p text:style-name="P20"><text:span text:style-name="T9"><text:s text:c="4"/></text:span><text:span text:style-name="T8">double area() const override ;</text:span></text:p>
      <text:p text:style-name="P20"><text:span text:style-name="T9"><text:s text:c="4"/></text:span><text:span text:style-name="T8">rectangle() = default;</text:span></text:p>
      <text:p text:style-name="P20"><text:span text:style-name="T9"><text:s text:c="4"/></text:span><text:span text:style-name="T8">rectangle(std::istream&amp; is);</text:span></text:p>
      <text:p text:style-name="P20"><text:span text:style-name="T9"><text:s text:c="4"/></text:span><text:span text:style-name="T8">rectangle(std::ifstream&amp; is);</text:span></text:p>
      <text:p text:style-name="P14">};</text:p>
      <text:p text:style-name="P14"/>
      <text:p text:style-name="P14">#endif //_RECTANGLE_H_</text:p>
      <text:p text:style-name="P14"/>
      <text:p text:style-name="P10">rectangle.cpp</text:p>
      <text:p text:style-name="P10"/>
      <text:p text:style-name="P14">#include &lt;cmath&gt;</text:p>
      <text:p text:style-name="P14"/>
      <text:p text:style-name="P14">#include "rectangle.h"</text:p>
      <text:p text:style-name="P14"/>
      <text:p text:style-name="P14">point rectangle::center() const {</text:p>
      <text:p text:style-name="P20"><text:soft-page-break/><text:span text:style-name="T9"><text:s text:c="4"/></text:span><text:span text:style-name="T8">double x,y;</text:span></text:p>
      <text:p text:style-name="P20"><text:span text:style-name="T9"><text:s text:c="4"/></text:span><text:span text:style-name="T8">x = (a1.x + a2.x + a3.x + a4.x) / 4;</text:span></text:p>
      <text:p text:style-name="P20"><text:span text:style-name="T9"><text:s text:c="4"/></text:span><text:span text:style-name="T8">y = (a1.y + a2.y + a3.y + a4.y) / 4;</text:span></text:p>
      <text:p text:style-name="P20"><text:span text:style-name="T9"><text:s text:c="4"/></text:span><text:span text:style-name="T8">point p(x,y);</text:span></text:p>
      <text:p text:style-name="P20"><text:span text:style-name="T9"><text:s text:c="4"/></text:span><text:span text:style-name="T8">return p;</text:span></text:p>
      <text:p text:style-name="P14">}</text:p>
      <text:p text:style-name="P14"/>
      <text:p text:style-name="P14">void rectangle::print(std::ostream&amp; os) const {</text:p>
      <text:p text:style-name="P20"><text:span text:style-name="T9"><text:s text:c="4"/></text:span><text:span text:style-name="T8">os &lt;&lt; "rectangle\n"&lt;&lt; a1 &lt;&lt; '\n' &lt;&lt; a2 &lt;&lt; '\n' &lt;&lt; a3 &lt;&lt; '\n' &lt;&lt; a4 &lt;&lt; '\n';</text:span></text:p>
      <text:p text:style-name="P20"><text:span text:style-name="T9"><text:s text:c="4"/></text:span><text:span text:style-name="T8">os &lt;&lt; "Center: " &lt;&lt; center() &lt;&lt; '\n' &lt;&lt; "Area:" &lt;&lt; area() &lt;&lt; '\n';</text:span></text:p>
      <text:p text:style-name="P14">}</text:p>
      <text:p text:style-name="P14"/>
      <text:p text:style-name="P14">void rectangle::printFile(std::ofstream &amp;of) const {</text:p>
      <text:p text:style-name="P20"><text:span text:style-name="T9"><text:s text:c="4"/></text:span><text:span text:style-name="T8">of &lt;&lt; "rectangle\n"&lt;&lt; a1 &lt;&lt; '\n' &lt;&lt; a2 &lt;&lt; '\n' &lt;&lt; a3 &lt;&lt; '\n' &lt;&lt; a4 &lt;&lt; '\n';</text:span></text:p>
      <text:p text:style-name="P14">}</text:p>
      <text:p text:style-name="P14"/>
      <text:p text:style-name="P14">double rectangle::area() const {</text:p>
      <text:p text:style-name="P20"><text:span text:style-name="T9"><text:s text:c="4"/></text:span><text:span text:style-name="T8">double xHeight = a2.x - a1.x;</text:span></text:p>
      <text:p text:style-name="P20"><text:span text:style-name="T9"><text:s text:c="4"/></text:span><text:span text:style-name="T8">double yHeight = a2.y - a1.y;</text:span></text:p>
      <text:p text:style-name="P14"/>
      <text:p text:style-name="P20"><text:span text:style-name="T9"><text:s text:c="4"/></text:span><text:span text:style-name="T8">double xWidth = a3.x - a2.x;</text:span></text:p>
      <text:p text:style-name="P20"><text:span text:style-name="T9"><text:s text:c="4"/></text:span><text:span text:style-name="T8">double yWidth = a3.y - a2.y;</text:span></text:p>
      <text:p text:style-name="P14"/>
      <text:p text:style-name="P20"><text:span text:style-name="T9"><text:s text:c="4"/></text:span><text:span text:style-name="T8">return sqrt(xHeight * xHeight + yHeight * yHeight) * sqrt(xWidth * xWidth + yWidth * yWidth);</text:span></text:p>
      <text:p text:style-name="P14">}</text:p>
      <text:p text:style-name="P14"/>
      <text:p text:style-name="P14">rectangle::rectangle(std::istream&amp; is) {</text:p>
      <text:p text:style-name="P20"><text:span text:style-name="T9"><text:s text:c="4"/></text:span><text:span text:style-name="T8">is &gt;&gt; a1 &gt;&gt; a2 &gt;&gt; a3 &gt;&gt; a4;</text:span></text:p>
      <text:p text:style-name="P14">}</text:p>
      <text:p text:style-name="P14"/>
      <text:p text:style-name="P14">rectangle::rectangle(std::ifstream&amp; is) {</text:p>
      <text:p text:style-name="P20"><text:span text:style-name="T9"><text:s text:c="4"/></text:span><text:span text:style-name="T8">is &gt;&gt; a1 &gt;&gt; a2 &gt;&gt; a3 &gt;&gt; a4;</text:span></text:p>
      <text:p text:style-name="P14">}</text:p>
      <text:p text:style-name="P10"/>
      <text:p text:style-name="P10">command.h:</text:p>
      <text:p text:style-name="P10"/>
      <text:p text:style-name="P14">#ifndef _COMMAND_H_</text:p>
      <text:p text:style-name="P14">#define _COMMAND_H_</text:p>
      <text:p text:style-name="P14">#include "document.h"</text:p>
      <text:p text:style-name="P14"/>
      <text:p text:style-name="P14">struct Acommand {</text:p>
      <text:p text:style-name="P20"><text:span text:style-name="T9"><text:s text:c="4"/></text:span><text:span text:style-name="T8">virtual ~Acommand() = default;</text:span></text:p>
      <text:p text:style-name="P20"><text:span text:style-name="T9"><text:s text:c="4"/></text:span><text:span text:style-name="T8">virtual void UnExecute() = 0;</text:span></text:p>
      <text:p text:style-name="P14"/>
      <text:p text:style-name="P14"><text:soft-page-break/></text:p>
      <text:p text:style-name="P14">protected:</text:p>
      <text:p text:style-name="P20"><text:span text:style-name="T9"><text:s text:c="4"/></text:span><text:span text:style-name="T8">std::shared_ptr&lt;document&gt; doc_;</text:span></text:p>
      <text:p text:style-name="P14">};</text:p>
      <text:p text:style-name="P14"/>
      <text:p text:style-name="P14">struct InsertCommand : public Acommand {</text:p>
      <text:p text:style-name="P14">public:</text:p>
      <text:p text:style-name="P20"><text:span text:style-name="T9"><text:s text:c="4"/></text:span><text:span text:style-name="T8">void UnExecute() override;</text:span></text:p>
      <text:p text:style-name="P20"><text:span text:style-name="T9"><text:s text:c="4"/></text:span><text:span text:style-name="T8">InsertCommand(std::shared_ptr&lt;document&gt;&amp; doc);</text:span></text:p>
      <text:p text:style-name="P14">};</text:p>
      <text:p text:style-name="P14"/>
      <text:p text:style-name="P14">struct DeleteCommand : public Acommand {</text:p>
      <text:p text:style-name="P14">public:</text:p>
      <text:p text:style-name="P14">DeleteCommand(std::shared_ptr&lt;figure&gt;&amp; newFigure, uint32_t <text:tab/><text:tab/><text:tab/><text:tab/> <text:s text:c="2"/>newIndex,std::shared_ptr&lt;document&gt;&amp; doc);</text:p>
      <text:p text:style-name="P20"><text:span text:style-name="T9"><text:s text:c="4"/></text:span><text:span text:style-name="T8"><text:tab/><text:tab/>void UnExecute() override;</text:span></text:p>
      <text:p text:style-name="P14"/>
      <text:p text:style-name="P14">private:</text:p>
      <text:p text:style-name="P20"><text:span text:style-name="T9"><text:s text:c="4"/></text:span><text:span text:style-name="T8">std::shared_ptr&lt;figure&gt; figure_;</text:span></text:p>
      <text:p text:style-name="P20"><text:span text:style-name="T9"><text:s text:c="4"/></text:span><text:span text:style-name="T8">uint32_t index_;</text:span></text:p>
      <text:p text:style-name="P14">};</text:p>
      <text:p text:style-name="P14">#endif //_COMMAND_H_</text:p>
      <text:p text:style-name="P10"/>
      <text:p text:style-name="P10">command.cpp:</text:p>
      <text:p text:style-name="P10"/>
      <text:p text:style-name="P14">#include "command.h"</text:p>
      <text:p text:style-name="P14"/>
      <text:p text:style-name="P14">void InsertCommand::UnExecute() {</text:p>
      <text:p text:style-name="P20"><text:span text:style-name="T9"><text:s text:c="4"/></text:span><text:span text:style-name="T8">doc_-&gt;RemoveLast();</text:span></text:p>
      <text:p text:style-name="P14">}</text:p>
      <text:p text:style-name="P14"/>
      <text:p text:style-name="P14">InsertCommand::InsertCommand(std::shared_ptr&lt;document&gt; &amp;doc) {</text:p>
      <text:p text:style-name="P20"><text:span text:style-name="T9"><text:s text:c="4"/></text:span><text:span text:style-name="T8">doc_ = doc;</text:span></text:p>
      <text:p text:style-name="P14">}</text:p>
      <text:p text:style-name="P14"/>
      <text:p text:style-name="P14">DeleteCommand::DeleteCommand(std::shared_ptr&lt;figure&gt; &amp;newFigure, uint32_t newIndex, std::shared_ptr&lt;document&gt; &amp;doc) {</text:p>
      <text:p text:style-name="P20"><text:span text:style-name="T9"><text:s text:c="4"/></text:span><text:span text:style-name="T8">doc_ = doc;</text:span></text:p>
      <text:p text:style-name="P20"><text:span text:style-name="T9"><text:s text:c="4"/></text:span><text:span text:style-name="T8">figure_ = newFigure;</text:span></text:p>
      <text:p text:style-name="P20"><text:span text:style-name="T9"><text:s text:c="4"/></text:span><text:span text:style-name="T8">index_ = newIndex;</text:span></text:p>
      <text:p text:style-name="P14">}</text:p>
      <text:p text:style-name="P14"/>
      <text:p text:style-name="P14">void DeleteCommand::UnExecute() {</text:p>
      <text:p text:style-name="P20"><text:span text:style-name="T9"><text:s text:c="4"/></text:span><text:span text:style-name="T8">doc_-&gt;InsertIndex(figure_,index_);</text:span></text:p>
      <text:p text:style-name="P14">}</text:p>
      <text:p text:style-name="P10"><text:soft-page-break/></text:p>
      <text:p text:style-name="P10">document.h:</text:p>
      <text:p text:style-name="P10"/>
      <text:p text:style-name="P14">#ifndef _DOCUMENT_H_</text:p>
      <text:p text:style-name="P14">#define _DOCUMENT_H_</text:p>
      <text:p text:style-name="P14"/>
      <text:p text:style-name="P14">#include &lt;fstream&gt;</text:p>
      <text:p text:style-name="P14">#include &lt;cstdint&gt;</text:p>
      <text:p text:style-name="P14">#include &lt;memory&gt;</text:p>
      <text:p text:style-name="P14">#include &lt;string&gt;</text:p>
      <text:p text:style-name="P14">#include &lt;algorithm&gt;</text:p>
      <text:p text:style-name="P14">#include "figure.h"</text:p>
      <text:p text:style-name="P14">#include &lt;vector&gt;</text:p>
      <text:p text:style-name="P14">#include "factory.h"</text:p>
      <text:p text:style-name="P14"/>
      <text:p text:style-name="P14">struct document {</text:p>
      <text:p text:style-name="P14">public:</text:p>
      <text:p text:style-name="P20"><text:span text:style-name="T9"><text:s text:c="4"/></text:span><text:span text:style-name="T8">void Print() const ;</text:span></text:p>
      <text:p text:style-name="P20"><text:span text:style-name="T9"><text:s text:c="4"/></text:span><text:span text:style-name="T8">document(std::string&amp; newName): name_(newName), factory_(), buffer_(0) {};</text:span></text:p>
      <text:p text:style-name="P20"><text:span text:style-name="T9"><text:s text:c="4"/></text:span><text:span text:style-name="T8">void Insert(std::shared_ptr&lt;figure&gt;&amp; ptr);</text:span></text:p>
      <text:p text:style-name="P20"><text:span text:style-name="T9"><text:s text:c="4"/></text:span><text:span text:style-name="T8">void Rename(const std::string&amp; newName);</text:span></text:p>
      <text:p text:style-name="P20"><text:span text:style-name="T9"><text:s text:c="4"/></text:span><text:span text:style-name="T8">void Save (const std::string&amp; filename) const;</text:span></text:p>
      <text:p text:style-name="P20"><text:span text:style-name="T9"><text:s text:c="4"/></text:span><text:span text:style-name="T8">void Load(const std::string&amp; filename);</text:span></text:p>
      <text:p text:style-name="P20"><text:span text:style-name="T9"><text:s text:c="4"/></text:span><text:span text:style-name="T8">std::shared_ptr&lt;figure&gt; GetFigure(uint32_t index);</text:span></text:p>
      <text:p text:style-name="P20"><text:span text:style-name="T9"><text:s text:c="4"/></text:span><text:span text:style-name="T8">void Erase(uint32_t index);</text:span></text:p>
      <text:p text:style-name="P20"><text:span text:style-name="T9"><text:s text:c="4"/></text:span><text:span text:style-name="T8">std::string GetName();</text:span></text:p>
      <text:p text:style-name="P20"><text:span text:style-name="T9"><text:s text:c="4"/></text:span><text:span text:style-name="T8">size_t Size();</text:span></text:p>
      <text:p text:style-name="P14"/>
      <text:p text:style-name="P14">private:</text:p>
      <text:p text:style-name="P20"><text:span text:style-name="T9"><text:s text:c="4"/></text:span><text:span text:style-name="T8">friend class InsertCommand;</text:span></text:p>
      <text:p text:style-name="P20"><text:span text:style-name="T9"><text:s text:c="4"/></text:span><text:span text:style-name="T8">friend class DeleteCommand;</text:span></text:p>
      <text:p text:style-name="P20"><text:span text:style-name="T9"><text:s text:c="4"/></text:span><text:span text:style-name="T8">factory factory_;</text:span></text:p>
      <text:p text:style-name="P20"><text:span text:style-name="T9"><text:s text:c="4"/></text:span><text:span text:style-name="T8">std::string name_;</text:span></text:p>
      <text:p text:style-name="P20"><text:span text:style-name="T9"><text:s text:c="4"/></text:span><text:span text:style-name="T8">std::vector&lt;std::shared_ptr&lt;figure&gt;&gt; buffer_;</text:span></text:p>
      <text:p text:style-name="P14"/>
      <text:p text:style-name="P20"><text:span text:style-name="T9"><text:s text:c="4"/></text:span><text:span text:style-name="T8">void RemoveLast();</text:span></text:p>
      <text:p text:style-name="P14"/>
      <text:p text:style-name="P20"><text:span text:style-name="T9"><text:s text:c="4"/></text:span><text:span text:style-name="T8">void InsertIndex(std::shared_ptr&lt;figure&gt;&amp; newFigure, uint32_t index);</text:span></text:p>
      <text:p text:style-name="P14">};</text:p>
      <text:p text:style-name="P14"/>
      <text:p text:style-name="P14">#endif //_DOCUMENT_H_</text:p>
      <text:p text:style-name="P10"/>
      <text:p text:style-name="P10">document.cpp:</text:p>
      <text:p text:style-name="P10"/>
      <text:p text:style-name="P14">#include "document.h"</text:p>
      <text:p text:style-name="P14"><text:soft-page-break/></text:p>
      <text:p text:style-name="P14">void document::Print() const {</text:p>
      <text:p text:style-name="P20"><text:span text:style-name="T9"><text:s text:c="4"/></text:span><text:span text:style-name="T8">{</text:span></text:p>
      <text:p text:style-name="P20"><text:span text:style-name="T9"><text:s text:c="8"/></text:span><text:span text:style-name="T8">if (buffer_.empty()) {</text:span></text:p>
      <text:p text:style-name="P20"><text:span text:style-name="T9"><text:s text:c="12"/></text:span><text:span text:style-name="T8">std::cout &lt;&lt; "Buffer is empty\n";</text:span></text:p>
      <text:p text:style-name="P20"><text:span text:style-name="T9"><text:s text:c="8"/></text:span><text:span text:style-name="T8">}</text:span></text:p>
      <text:p text:style-name="P20"><text:span text:style-name="T9"><text:s text:c="8"/></text:span><text:span text:style-name="T8">for (auto elem : buffer_) {</text:span></text:p>
      <text:p text:style-name="P20"><text:span text:style-name="T9"><text:s text:c="12"/></text:span><text:span text:style-name="T8">elem-&gt;print(std::cout);</text:span></text:p>
      <text:p text:style-name="P20"><text:span text:style-name="T9"><text:s text:c="8"/></text:span><text:span text:style-name="T8">}</text:span></text:p>
      <text:p text:style-name="P20"><text:span text:style-name="T9"><text:s text:c="4"/></text:span><text:span text:style-name="T8">}</text:span></text:p>
      <text:p text:style-name="P14">}</text:p>
      <text:p text:style-name="P14"/>
      <text:p text:style-name="P14">void document::Insert(std::shared_ptr&lt;figure&gt; &amp;ptr) {</text:p>
      <text:p text:style-name="P20"><text:span text:style-name="T9"><text:s text:c="4"/></text:span><text:span text:style-name="T8">buffer_.push_back(ptr);</text:span></text:p>
      <text:p text:style-name="P14">}</text:p>
      <text:p text:style-name="P14"/>
      <text:p text:style-name="P14">void document::Rename(const std::string &amp;newName) {</text:p>
      <text:p text:style-name="P20"><text:span text:style-name="T9"><text:s text:c="4"/></text:span><text:span text:style-name="T8">name_ = newName;</text:span></text:p>
      <text:p text:style-name="P14">}</text:p>
      <text:p text:style-name="P14"/>
      <text:p text:style-name="P14">void document::Save(const std::string &amp;filename) const {</text:p>
      <text:p text:style-name="P20"><text:span text:style-name="T9"><text:s text:c="4"/></text:span><text:span text:style-name="T8">std::ofstream fout;</text:span></text:p>
      <text:p text:style-name="P20"><text:span text:style-name="T9"><text:s text:c="4"/></text:span><text:span text:style-name="T8">fout.open(filename);</text:span></text:p>
      <text:p text:style-name="P20"><text:span text:style-name="T9"><text:s text:c="4"/></text:span><text:span text:style-name="T8">if (!fout.is_open()) {</text:span></text:p>
      <text:p text:style-name="P20"><text:span text:style-name="T9"><text:s text:c="8"/></text:span><text:span text:style-name="T8">throw std::runtime_error("File is not opened\n")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fout &lt;&lt; buffer_.size() &lt;&lt; '\n';</text:span></text:p>
      <text:p text:style-name="P20"><text:span text:style-name="T9"><text:s text:c="4"/></text:span><text:span text:style-name="T8">for (auto elem : buffer_) {</text:span></text:p>
      <text:p text:style-name="P20"><text:span text:style-name="T9"><text:s text:c="8"/></text:span><text:span text:style-name="T8">elem-&gt;printFile(fout);</text:span></text:p>
      <text:p text:style-name="P20"><text:span text:style-name="T9"><text:s text:c="4"/></text:span><text:span text:style-name="T8">}</text:span></text:p>
      <text:p text:style-name="P14">}</text:p>
      <text:p text:style-name="P14"/>
      <text:p text:style-name="P14">void document::Load(const std::string &amp;filename) {</text:p>
      <text:p text:style-name="P20"><text:span text:style-name="T9"><text:s text:c="4"/></text:span><text:span text:style-name="T8">std::ifstream fin;</text:span></text:p>
      <text:p text:style-name="P20"><text:span text:style-name="T9"><text:s text:c="4"/></text:span><text:span text:style-name="T8">fin.open(filename);</text:span></text:p>
      <text:p text:style-name="P20"><text:span text:style-name="T9"><text:s text:c="4"/></text:span><text:span text:style-name="T8">if (!fin.is_open()) {</text:span></text:p>
      <text:p text:style-name="P20"><text:span text:style-name="T9"><text:s text:c="8"/></text:span><text:span text:style-name="T8">throw std::runtime_error("File is not opened\n")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size_t size;</text:span></text:p>
      <text:p text:style-name="P20"><text:span text:style-name="T9"><text:s text:c="4"/></text:span><text:span text:style-name="T8">fin &gt;&gt; size;</text:span></text:p>
      <text:p text:style-name="P20"><text:span text:style-name="T9"><text:s text:c="4"/></text:span><text:span text:style-name="T8">buffer_.clear();</text:span></text:p>
      <text:p text:style-name="P20"><text:span text:style-name="T9"><text:s text:c="4"/></text:span><text:span text:style-name="T8">for (int i = 0; i &lt; size; ++i) {</text:span></text:p>
      <text:p text:style-name="P20"><text:span text:style-name="T9"><text:s text:c="8"/></text:span><text:span text:style-name="T8">buffer_.push_back(factory_.FigureCreateFile(fin))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name_ = filename;</text:span></text:p>
      <text:p text:style-name="P14"><text:soft-page-break/>}</text:p>
      <text:p text:style-name="P14"/>
      <text:p text:style-name="P14">std::shared_ptr&lt;figure&gt; document::GetFigure(uint32_t index) {</text:p>
      <text:p text:style-name="P20"><text:span text:style-name="T9"><text:s text:c="4"/></text:span><text:span text:style-name="T8">return buffer_[index];</text:span></text:p>
      <text:p text:style-name="P14">}</text:p>
      <text:p text:style-name="P14"/>
      <text:p text:style-name="P14">void document::Erase(uint32_t index) {</text:p>
      <text:p text:style-name="P20"><text:span text:style-name="T9"><text:s text:c="4"/></text:span><text:span text:style-name="T8">if ( index &gt;= buffer_.size()) {</text:span></text:p>
      <text:p text:style-name="P20"><text:span text:style-name="T9"><text:s text:c="8"/></text:span><text:span text:style-name="T8">throw std::logic_error("Out of bounds\n")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buffer_[index] = nullptr;</text:span></text:p>
      <text:p text:style-name="P20"><text:span text:style-name="T9"><text:s text:c="4"/></text:span><text:span text:style-name="T8">for (; index &lt; buffer_.size() - 1; ++index) {</text:span></text:p>
      <text:p text:style-name="P20"><text:span text:style-name="T9"><text:s text:c="8"/></text:span><text:span text:style-name="T8">buffer_[index] = buffer_[index + 1]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buffer_.pop_back();</text:span></text:p>
      <text:p text:style-name="P14">}</text:p>
      <text:p text:style-name="P14"/>
      <text:p text:style-name="P14">std::string document::GetName() {</text:p>
      <text:p text:style-name="P20"><text:span text:style-name="T9"><text:s text:c="4"/></text:span><text:span text:style-name="T8">return this-&gt;name_;</text:span></text:p>
      <text:p text:style-name="P14">}</text:p>
      <text:p text:style-name="P14"/>
      <text:p text:style-name="P14">size_t document::Size() {</text:p>
      <text:p text:style-name="P20"><text:span text:style-name="T9"><text:s text:c="4"/></text:span><text:span text:style-name="T8">return buffer_.size();</text:span></text:p>
      <text:p text:style-name="P14">}</text:p>
      <text:p text:style-name="P14"/>
      <text:p text:style-name="P14">void document::RemoveLast() {</text:p>
      <text:p text:style-name="P20"><text:span text:style-name="T9"><text:s text:c="4"/></text:span><text:span text:style-name="T8">if (buffer_.empty()) {</text:span></text:p>
      <text:p text:style-name="P20"><text:span text:style-name="T9"><text:s text:c="8"/></text:span><text:span text:style-name="T8">throw std::logic_error("Document is empty")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buffer_.pop_back();</text:span></text:p>
      <text:p text:style-name="P14">}</text:p>
      <text:p text:style-name="P14"/>
      <text:p text:style-name="P14">void document::InsertIndex(std::shared_ptr&lt;figure&gt; &amp;newFigure, uint32_t index) {</text:p>
      <text:p text:style-name="P20"><text:span text:style-name="T9"><text:s text:c="4"/></text:span><text:span text:style-name="T8">buffer_.insert(buffer_.begin() + index, newFigure);</text:span></text:p>
      <text:p text:style-name="P14">}</text:p>
      <text:p text:style-name="P10"/>
      <text:p text:style-name="P10">editor.h:</text:p>
      <text:p text:style-name="P10"/>
      <text:p text:style-name="P14">#ifndef _D_EDITOR_H_</text:p>
      <text:p text:style-name="P14">#define _D_EDITOR_H_</text:p>
      <text:p text:style-name="P14"/>
      <text:p text:style-name="P14">#include "figure.h"</text:p>
      <text:p text:style-name="P14">#include "document.h"</text:p>
      <text:p text:style-name="P14">#include &lt;stack&gt;</text:p>
      <text:p text:style-name="P14">#include "command.h"</text:p>
      <text:p text:style-name="P14"><text:soft-page-break/></text:p>
      <text:p text:style-name="P14">struct editor {</text:p>
      <text:p text:style-name="P14">private:</text:p>
      <text:p text:style-name="P20"><text:span text:style-name="T9"><text:s text:c="4"/></text:span><text:span text:style-name="T8">std::shared_ptr&lt;document&gt; doc_;</text:span></text:p>
      <text:p text:style-name="P20"><text:span text:style-name="T9"><text:s text:c="4"/></text:span><text:span text:style-name="T8">std::stack&lt;std::shared_ptr&lt;Acommand&gt;&gt; history_;</text:span></text:p>
      <text:p text:style-name="P14">public:</text:p>
      <text:p text:style-name="P20"><text:span text:style-name="T9"><text:s text:c="4"/></text:span><text:span text:style-name="T8">~editor() = default;</text:span></text:p>
      <text:p text:style-name="P20"><text:span text:style-name="T9"><text:s text:c="4"/></text:span><text:span text:style-name="T8">void PrintDocument();</text:span></text:p>
      <text:p text:style-name="P20"><text:span text:style-name="T9"><text:s text:c="4"/></text:span><text:span text:style-name="T8">void CreateDocument(std::string&amp; newName);</text:span></text:p>
      <text:p text:style-name="P20"><text:span text:style-name="T9"><text:s text:c="4"/></text:span><text:span text:style-name="T8">bool DocumentExist();</text:span></text:p>
      <text:p text:style-name="P20"><text:span text:style-name="T9"><text:s text:c="4"/></text:span><text:span text:style-name="T8">editor() : doc_(nullptr), history_() {}</text:span></text:p>
      <text:p text:style-name="P20"><text:span text:style-name="T9"><text:s text:c="4"/></text:span><text:span text:style-name="T8">void InsertInDocument(std::shared_ptr&lt;figure&gt;&amp; newFigure);</text:span></text:p>
      <text:p text:style-name="P20"><text:span text:style-name="T9"><text:s text:c="4"/></text:span><text:span text:style-name="T8">void DeleteInDocument(uint32_t index);</text:span></text:p>
      <text:p text:style-name="P20"><text:span text:style-name="T9"><text:s text:c="4"/></text:span><text:span text:style-name="T8">void SaveDocument();</text:span></text:p>
      <text:p text:style-name="P20"><text:span text:style-name="T9"><text:s text:c="4"/></text:span><text:span text:style-name="T8">void LoadDocument(std::string&amp; name);</text:span></text:p>
      <text:p text:style-name="P20"><text:span text:style-name="T9"><text:s text:c="4"/></text:span><text:span text:style-name="T8">void Undo();</text:span></text:p>
      <text:p text:style-name="P14"/>
      <text:p text:style-name="P14">};</text:p>
      <text:p text:style-name="P14"/>
      <text:p text:style-name="P14">#endif //_D_EDITOR_H_</text:p>
      <text:p text:style-name="P10"/>
      <text:p text:style-name="P10"/>
      <text:p text:style-name="P10"/>
      <text:p text:style-name="P10"/>
      <text:p text:style-name="P10">editor.cpp:</text:p>
      <text:p text:style-name="P10"/>
      <text:p text:style-name="P14">#include "editor.h"</text:p>
      <text:p text:style-name="P14"/>
      <text:p text:style-name="P14">void editor::PrintDocument() {</text:p>
      <text:p text:style-name="P20"><text:span text:style-name="T9"><text:s text:c="4"/></text:span><text:span text:style-name="T8">if (doc_ == nullptr) {</text:span></text:p>
      <text:p text:style-name="P20"><text:span text:style-name="T9"><text:s text:c="8"/></text:span><text:span text:style-name="T8">std::cout &lt;&lt; "No document!\n";</text:span></text:p>
      <text:p text:style-name="P20"><text:span text:style-name="T9"><text:s text:c="8"/></text:span><text:span text:style-name="T8">return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doc_-&gt;Print();</text:span></text:p>
      <text:p text:style-name="P14">}</text:p>
      <text:p text:style-name="P14"/>
      <text:p text:style-name="P14">void editor::CreateDocument(std::string &amp;newName) {</text:p>
      <text:p text:style-name="P20"><text:span text:style-name="T9"><text:s text:c="4"/></text:span><text:span text:style-name="T8">doc_ = std::make_shared&lt;document&gt;(newName);</text:span></text:p>
      <text:p text:style-name="P14">}</text:p>
      <text:p text:style-name="P14"/>
      <text:p text:style-name="P14">bool editor::DocumentExist() {</text:p>
      <text:p text:style-name="P20"><text:span text:style-name="T9"><text:s text:c="4"/></text:span><text:span text:style-name="T8">return doc_ != nullptr;</text:span></text:p>
      <text:p text:style-name="P14">}</text:p>
      <text:p text:style-name="P14"/>
      <text:p text:style-name="P14">void editor::InsertInDocument(std::shared_ptr&lt;figure&gt; &amp;newFigure) {</text:p>
      <text:p text:style-name="P20"><text:soft-page-break/><text:span text:style-name="T9"><text:s text:c="4"/></text:span><text:span text:style-name="T8">if (doc_ == nullptr) {</text:span></text:p>
      <text:p text:style-name="P20"><text:span text:style-name="T9"><text:s text:c="8"/></text:span><text:span text:style-name="T8">std::cout &lt;&lt; "No document!\n";</text:span></text:p>
      <text:p text:style-name="P20"><text:span text:style-name="T9"><text:s text:c="8"/></text:span><text:span text:style-name="T8">return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std::shared_ptr&lt;Acommand&gt; command = std::shared_ptr&lt;Acommand&gt;(new InsertCommand(doc_));</text:span></text:p>
      <text:p text:style-name="P20"><text:span text:style-name="T9"><text:s text:c="4"/></text:span><text:span text:style-name="T8">doc_-&gt;Insert(newFigure);</text:span></text:p>
      <text:p text:style-name="P20"><text:span text:style-name="T9"><text:s text:c="4"/></text:span><text:span text:style-name="T8">history_.push(command);</text:span></text:p>
      <text:p text:style-name="P14">}</text:p>
      <text:p text:style-name="P14"/>
      <text:p text:style-name="P14">void editor::DeleteInDocument(uint32_t index) {</text:p>
      <text:p text:style-name="P20"><text:span text:style-name="T9"><text:s text:c="4"/></text:span><text:span text:style-name="T8">if (doc_ == nullptr) {</text:span></text:p>
      <text:p text:style-name="P20"><text:span text:style-name="T9"><text:s text:c="8"/></text:span><text:span text:style-name="T8">std::cout &lt;&lt; "No document!\n";</text:span></text:p>
      <text:p text:style-name="P20"><text:span text:style-name="T9"><text:s text:c="8"/></text:span><text:span text:style-name="T8">return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if (index &gt;= doc_-&gt;Size()) {</text:span></text:p>
      <text:p text:style-name="P20"><text:span text:style-name="T9"><text:s text:c="8"/></text:span><text:span text:style-name="T8">std::cout &lt;&lt; "Out of bounds\n";</text:span></text:p>
      <text:p text:style-name="P20"><text:span text:style-name="T9"><text:s text:c="8"/></text:span><text:span text:style-name="T8">return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std::shared_ptr&lt;figure&gt; tmp = doc_-&gt;GetFigure(index);</text:span></text:p>
      <text:p text:style-name="P20"><text:span text:style-name="T9"><text:s text:c="4"/></text:span><text:span text:style-name="T8">std::shared_ptr&lt;Acommand&gt; command = std::shared_ptr&lt;Acommand&gt;(new DeleteCommand(tmp,index,doc_));</text:span></text:p>
      <text:p text:style-name="P20"><text:span text:style-name="T9"><text:s text:c="4"/></text:span><text:span text:style-name="T8">doc_-&gt;Erase(index);</text:span></text:p>
      <text:p text:style-name="P20"><text:span text:style-name="T9"><text:s text:c="4"/></text:span><text:span text:style-name="T8">history_.push(command);</text:span></text:p>
      <text:p text:style-name="P14">}</text:p>
      <text:p text:style-name="P14"/>
      <text:p text:style-name="P14">void editor::SaveDocument() {</text:p>
      <text:p text:style-name="P20"><text:span text:style-name="T9"><text:s text:c="4"/></text:span><text:span text:style-name="T8">if (doc_ == nullptr) {</text:span></text:p>
      <text:p text:style-name="P20"><text:span text:style-name="T9"><text:s text:c="8"/></text:span><text:span text:style-name="T8">std::cout &lt;&lt; "No document!\nNot ";</text:span></text:p>
      <text:p text:style-name="P20"><text:span text:style-name="T9"><text:s text:c="8"/></text:span><text:span text:style-name="T8">return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std::string saveName = doc_-&gt;GetName();</text:span></text:p>
      <text:p text:style-name="P20"><text:span text:style-name="T9"><text:s text:c="4"/></text:span><text:span text:style-name="T8">doc_ -&gt;Save(saveName);</text:span></text:p>
      <text:p text:style-name="P14">}</text:p>
      <text:p text:style-name="P14"/>
      <text:p text:style-name="P14">void editor::LoadDocument(std::string &amp;name) {</text:p>
      <text:p text:style-name="P20"><text:span text:style-name="T9"><text:s text:c="4"/></text:span><text:span text:style-name="T8">try {</text:span></text:p>
      <text:p text:style-name="P20"><text:span text:style-name="T9"><text:s text:c="8"/></text:span><text:span text:style-name="T8">doc_ = std::make_shared&lt;document&gt;(name);</text:span></text:p>
      <text:p text:style-name="P20"><text:span text:style-name="T9"><text:s text:c="8"/></text:span><text:span text:style-name="T8">doc_-&gt;Load(name);</text:span></text:p>
      <text:p text:style-name="P20"><text:span text:style-name="T9"><text:s text:c="8"/></text:span><text:span text:style-name="T8">while (!history_.empty()){</text:span></text:p>
      <text:p text:style-name="P20"><text:span text:style-name="T9"><text:s text:c="12"/></text:span><text:span text:style-name="T8">history_.pop();</text:span></text:p>
      <text:p text:style-name="P20"><text:span text:style-name="T9"><text:s text:c="8"/></text:span><text:span text:style-name="T8">}</text:span></text:p>
      <text:p text:style-name="P20"><text:span text:style-name="T9"><text:s text:c="4"/></text:span><text:span text:style-name="T8">} catch(std::logic_error&amp; e) {</text:span></text:p>
      <text:p text:style-name="P20"><text:span text:style-name="T9"><text:s text:c="8"/></text:span><text:span text:style-name="T8">std::cout &lt;&lt; e.what();</text:span></text:p>
      <text:p text:style-name="P20"><text:span text:style-name="T9"><text:s text:c="4"/></text:span><text:span text:style-name="T8">}</text:span></text:p>
      <text:p text:style-name="P14"><text:soft-page-break/>}</text:p>
      <text:p text:style-name="P14"/>
      <text:p text:style-name="P14">void editor::Undo() {</text:p>
      <text:p text:style-name="P20"><text:span text:style-name="T9"><text:s text:c="4"/></text:span><text:span text:style-name="T8">if (history_.empty()) {</text:span></text:p>
      <text:p text:style-name="P20"><text:span text:style-name="T9"><text:s text:c="8"/></text:span><text:span text:style-name="T8">throw std::logic_error("History is empty\n")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std::shared_ptr&lt;Acommand&gt; lastCommand = history_.top();</text:span></text:p>
      <text:p text:style-name="P20"><text:span text:style-name="T9"><text:s text:c="4"/></text:span><text:span text:style-name="T8">lastCommand-&gt;UnExecute();</text:span></text:p>
      <text:p text:style-name="P20"><text:span text:style-name="T9"><text:s text:c="4"/></text:span><text:span text:style-name="T8">history_.pop();</text:span></text:p>
      <text:p text:style-name="P14">}</text:p>
      <text:p text:style-name="P10"/>
      <text:p text:style-name="P10">factory.h:</text:p>
      <text:p text:style-name="P10"/>
      <text:p text:style-name="P14">#ifndef _FACTORY_H_</text:p>
      <text:p text:style-name="P14">#define _FACTORY_H_</text:p>
      <text:p text:style-name="P14"/>
      <text:p text:style-name="P14">#include &lt;memory&gt;</text:p>
      <text:p text:style-name="P14">#include &lt;iostream&gt;</text:p>
      <text:p text:style-name="P14">#include &lt;fstream&gt;</text:p>
      <text:p text:style-name="P14">#include "square.h"</text:p>
      <text:p text:style-name="P14">#include "rectangle.h"</text:p>
      <text:p text:style-name="P14">#include "trapezoid.h"</text:p>
      <text:p text:style-name="P14">#include &lt;string&gt;</text:p>
      <text:p text:style-name="P14"/>
      <text:p text:style-name="P14">struct factory {</text:p>
      <text:p text:style-name="P20"><text:span text:style-name="T9"><text:s text:c="4"/></text:span><text:span text:style-name="T8">std::shared_ptr&lt;figure&gt; FigureCreate(std::istream&amp; is);</text:span></text:p>
      <text:p text:style-name="P14"/>
      <text:p text:style-name="P20"><text:span text:style-name="T9"><text:s text:c="4"/></text:span><text:span text:style-name="T8">std::shared_ptr&lt;figure&gt; FigureCreateFile(std::ifstream&amp; is);</text:span></text:p>
      <text:p text:style-name="P14"/>
      <text:p text:style-name="P14">};</text:p>
      <text:p text:style-name="P10"/>
      <text:p text:style-name="P14">#endif //_FACTORY_H_</text:p>
      <text:p text:style-name="P10"/>
      <text:p text:style-name="P10">factory.cpp:</text:p>
      <text:p text:style-name="P10"/>
      <text:p text:style-name="P14">#include "factory.h"</text:p>
      <text:p text:style-name="P14"/>
      <text:p text:style-name="P14">std::shared_ptr&lt;figure&gt; factory::FigureCreate(std::istream &amp;is) {</text:p>
      <text:p text:style-name="P20"><text:span text:style-name="T9"><text:s text:c="4"/></text:span><text:span text:style-name="T8">std::string name;</text:span></text:p>
      <text:p text:style-name="P20"><text:span text:style-name="T9"><text:s text:c="4"/></text:span><text:span text:style-name="T8">is &gt;&gt; name;</text:span></text:p>
      <text:p text:style-name="P20"><text:span text:style-name="T9"><text:s text:c="4"/></text:span><text:span text:style-name="T8">if ( name == "square" ) {</text:span></text:p>
      <text:p text:style-name="P20"><text:span text:style-name="T9"><text:s text:c="8"/></text:span><text:span text:style-name="T8">return std::shared_ptr&lt;figure&gt; ( new square(is));</text:span></text:p>
      <text:p text:style-name="P20"><text:span text:style-name="T9"><text:s text:c="4"/></text:span><text:span text:style-name="T8">} else if ( name == "rectangle") {</text:span></text:p>
      <text:p text:style-name="P20"><text:span text:style-name="T9"><text:s text:c="8"/></text:span><text:span text:style-name="T8">return std::shared_ptr&lt;figure&gt; ( new rectangle(is));</text:span></text:p>
      <text:p text:style-name="P20"><text:span text:style-name="T9"><text:s text:c="4"/></text:span><text:span text:style-name="T8">} else if ( name == "trapezoid") {</text:span></text:p>
      <text:p text:style-name="P20"><text:soft-page-break/><text:span text:style-name="T9"><text:s text:c="8"/></text:span><text:span text:style-name="T8">return std::shared_ptr&lt;figure&gt; ( new trapezoid(is));</text:span></text:p>
      <text:p text:style-name="P20"><text:span text:style-name="T9"><text:s text:c="4"/></text:span><text:span text:style-name="T8">} else {</text:span></text:p>
      <text:p text:style-name="P20"><text:span text:style-name="T9"><text:s text:c="8"/></text:span><text:span text:style-name="T8">throw std::logic_error("There is no such figure\n");</text:span></text:p>
      <text:p text:style-name="P20"><text:span text:style-name="T9"><text:s text:c="4"/></text:span><text:span text:style-name="T8">}</text:span></text:p>
      <text:p text:style-name="P14">}</text:p>
      <text:p text:style-name="P14"/>
      <text:p text:style-name="P14">std::shared_ptr&lt;figure&gt; factory::FigureCreateFile(std::ifstream &amp;is) {</text:p>
      <text:p text:style-name="P20"><text:span text:style-name="T9"><text:s text:c="4"/></text:span><text:span text:style-name="T8">std::string name;</text:span></text:p>
      <text:p text:style-name="P20"><text:span text:style-name="T9"><text:s text:c="4"/></text:span><text:span text:style-name="T8">is &gt;&gt; name;</text:span></text:p>
      <text:p text:style-name="P20"><text:span text:style-name="T9"><text:s text:c="4"/></text:span><text:span text:style-name="T8">if ( name == "square" ) {</text:span></text:p>
      <text:p text:style-name="P20"><text:span text:style-name="T9"><text:s text:c="8"/></text:span><text:span text:style-name="T8">return std::shared_ptr&lt;figure&gt; ( new square(is));</text:span></text:p>
      <text:p text:style-name="P20"><text:span text:style-name="T9"><text:s text:c="4"/></text:span><text:span text:style-name="T8">} else if ( name == "rectangle") {</text:span></text:p>
      <text:p text:style-name="P20"><text:span text:style-name="T9"><text:s text:c="8"/></text:span><text:span text:style-name="T8">return std::shared_ptr&lt;figure&gt; ( new rectangle(is));</text:span></text:p>
      <text:p text:style-name="P20"><text:span text:style-name="T9"><text:s text:c="4"/></text:span><text:span text:style-name="T8">} else if ( name == "trapezoid") {</text:span></text:p>
      <text:p text:style-name="P20"><text:span text:style-name="T9"><text:s text:c="8"/></text:span><text:span text:style-name="T8">return std::shared_ptr&lt;figure&gt; ( new trapezoid(is));</text:span></text:p>
      <text:p text:style-name="P20"><text:span text:style-name="T9"><text:s text:c="4"/></text:span><text:span text:style-name="T8">} else {</text:span></text:p>
      <text:p text:style-name="P20"><text:span text:style-name="T9"><text:s text:c="8"/></text:span><text:span text:style-name="T8">throw std::logic_error("There is no such figure\n");</text:span></text:p>
      <text:p text:style-name="P20"><text:span text:style-name="T9"><text:s text:c="4"/></text:span><text:span text:style-name="T8">}</text:span></text:p>
      <text:p text:style-name="P14">}</text:p>
      <text:p text:style-name="P9"/>
      <text:p text:style-name="P10">main.cpp:</text:p>
      <text:p text:style-name="P10"/>
      <text:p text:style-name="P14">#include &lt;iostream&gt;</text:p>
      <text:p text:style-name="P14">#include "factory.h"</text:p>
      <text:p text:style-name="P14">#include "editor.h"</text:p>
      <text:p text:style-name="P14"/>
      <text:p text:style-name="P14">void help() {</text:p>
      <text:p text:style-name="P20"><text:span text:style-name="T9"><text:s text:c="4"/></text:span><text:span text:style-name="T8">std::cout &lt;&lt; "help - print this menu\n"</text:span></text:p>
      <text:p text:style-name="P20"><text:span text:style-name="T9"><text:s text:c="17"/></text:span><text:span text:style-name="T8">"create &lt;path&gt; - create a new file\n"</text:span></text:p>
      <text:p text:style-name="P20"><text:span text:style-name="T9"><text:s text:c="17"/></text:span><text:span text:style-name="T8">"save - save data to a file\n"</text:span></text:p>
      <text:p text:style-name="P20"><text:span text:style-name="T9"><text:s text:c="17"/></text:span><text:span text:style-name="T8">"load &lt;path&gt; - load data from a file\n"</text:span></text:p>
      <text:p text:style-name="P20"><text:span text:style-name="T9"><text:s text:c="17"/></text:span><text:span text:style-name="T8">"add &lt;square, rectangle or trapezoid&gt; &lt;vertices&gt; - add a figure\n"</text:span></text:p>
      <text:p text:style-name="P20"><text:span text:style-name="T9"><text:s text:c="17"/></text:span><text:span text:style-name="T8">"remove &lt;index&gt; - remove a figure by index\n"</text:span></text:p>
      <text:p text:style-name="P20"><text:span text:style-name="T9"><text:s text:c="17"/></text:span><text:span text:style-name="T8">"print - print all the current figures\n"</text:span></text:p>
      <text:p text:style-name="P20"><text:span text:style-name="T9"><text:s text:c="17"/></text:span><text:span text:style-name="T8">"undo - undo the last addition / removal action\n"</text:span></text:p>
      <text:p text:style-name="P20"><text:span text:style-name="T9"><text:s text:c="17"/></text:span><text:span text:style-name="T8">"exit\n";</text:span></text:p>
      <text:p text:style-name="P14">}</text:p>
      <text:p text:style-name="P14"/>
      <text:p text:style-name="P14">void create(editor&amp; edit) {</text:p>
      <text:p text:style-name="P20"><text:span text:style-name="T9"><text:s text:c="4"/></text:span><text:span text:style-name="T8">std::string tmp;</text:span></text:p>
      <text:p text:style-name="P20"><text:span text:style-name="T9"><text:s text:c="4"/></text:span><text:span text:style-name="T8">std::cin &gt;&gt; tmp;</text:span></text:p>
      <text:p text:style-name="P20"><text:span text:style-name="T9"><text:s text:c="4"/></text:span><text:span text:style-name="T8">edit.CreateDocument(tmp);</text:span></text:p>
      <text:p text:style-name="P20"><text:span text:style-name="T9"><text:s text:c="4"/></text:span><text:span text:style-name="T8">std::cout &lt;&lt; "OK\n";</text:span></text:p>
      <text:p text:style-name="P14">}</text:p>
      <text:p text:style-name="P14"/>
      <text:p text:style-name="P14"><text:soft-page-break/>void load(editor&amp; edit) {</text:p>
      <text:p text:style-name="P20"><text:span text:style-name="T9"><text:s text:c="4"/></text:span><text:span text:style-name="T8">std::string tmp;</text:span></text:p>
      <text:p text:style-name="P20"><text:span text:style-name="T9"><text:s text:c="4"/></text:span><text:span text:style-name="T8">std::cin &gt;&gt; tmp;</text:span></text:p>
      <text:p text:style-name="P20"><text:span text:style-name="T9"><text:s text:c="4"/></text:span><text:span text:style-name="T8">try {</text:span></text:p>
      <text:p text:style-name="P20"><text:span text:style-name="T9"><text:s text:c="8"/></text:span><text:span text:style-name="T8">edit.LoadDocument(tmp);</text:span></text:p>
      <text:p text:style-name="P20"><text:span text:style-name="T9"><text:s text:c="8"/></text:span><text:span text:style-name="T8">std::cout &lt;&lt; "OK\n";</text:span></text:p>
      <text:p text:style-name="P20"><text:span text:style-name="T9"><text:s text:c="4"/></text:span><text:span text:style-name="T8">} catch (std::runtime_error&amp; e) {</text:span></text:p>
      <text:p text:style-name="P20"><text:span text:style-name="T9"><text:s text:c="8"/></text:span><text:span text:style-name="T8">std::cout &lt;&lt; e.what();</text:span></text:p>
      <text:p text:style-name="P20"><text:span text:style-name="T9"><text:s text:c="4"/></text:span><text:span text:style-name="T8">}</text:span></text:p>
      <text:p text:style-name="P14">}</text:p>
      <text:p text:style-name="P14"/>
      <text:p text:style-name="P14">void save(editor&amp; edit) {</text:p>
      <text:p text:style-name="P20"><text:span text:style-name="T9"><text:s text:c="4"/></text:span><text:span text:style-name="T8">std::string tmp;</text:span></text:p>
      <text:p text:style-name="P20"><text:span text:style-name="T9"><text:s text:c="4"/></text:span><text:span text:style-name="T8">try {</text:span></text:p>
      <text:p text:style-name="P20"><text:span text:style-name="T9"><text:s text:c="8"/></text:span><text:span text:style-name="T8">edit.SaveDocument();</text:span></text:p>
      <text:p text:style-name="P20"><text:span text:style-name="T9"><text:s text:c="8"/></text:span><text:span text:style-name="T8">std::cout &lt;&lt; "OK\n";</text:span></text:p>
      <text:p text:style-name="P20"><text:span text:style-name="T9"><text:s text:c="4"/></text:span><text:span text:style-name="T8">} catch (std::runtime_error&amp; e) {</text:span></text:p>
      <text:p text:style-name="P20"><text:span text:style-name="T9"><text:s text:c="8"/></text:span><text:span text:style-name="T8">std::cout &lt;&lt; e.what();</text:span></text:p>
      <text:p text:style-name="P20"><text:span text:style-name="T9"><text:s text:c="4"/></text:span><text:span text:style-name="T8">}</text:span></text:p>
      <text:p text:style-name="P14">}</text:p>
      <text:p text:style-name="P14"/>
      <text:p text:style-name="P14">void add(editor&amp; edit) {</text:p>
      <text:p text:style-name="P20"><text:span text:style-name="T9"><text:s text:c="4"/></text:span><text:span text:style-name="T8">factory fac;</text:span></text:p>
      <text:p text:style-name="P20"><text:span text:style-name="T9"><text:s text:c="4"/></text:span><text:span text:style-name="T8">try {</text:span></text:p>
      <text:p text:style-name="P20"><text:span text:style-name="T9"><text:s text:c="8"/></text:span><text:span text:style-name="T8">std::shared_ptr&lt;figure&gt; newElem = fac.FigureCreate(std::cin);</text:span></text:p>
      <text:p text:style-name="P20"><text:span text:style-name="T9"><text:s text:c="8"/></text:span><text:span text:style-name="T8">edit.InsertInDocument(newElem);</text:span></text:p>
      <text:p text:style-name="P20"><text:span text:style-name="T9"><text:s text:c="4"/></text:span><text:span text:style-name="T8">} catch (std::logic_error&amp; e) {</text:span></text:p>
      <text:p text:style-name="P20"><text:span text:style-name="T9"><text:s text:c="8"/></text:span><text:span text:style-name="T8">std::cout &lt;&lt; e.what() &lt;&lt; '\n';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std::cout &lt;&lt; "Ok\n";</text:span></text:p>
      <text:p text:style-name="P14">}</text:p>
      <text:p text:style-name="P14"/>
      <text:p text:style-name="P14">void remove(editor&amp; edit) {</text:p>
      <text:p text:style-name="P20"><text:span text:style-name="T9"><text:s text:c="4"/></text:span><text:span text:style-name="T8">uint32_t index;</text:span></text:p>
      <text:p text:style-name="P20"><text:span text:style-name="T9"><text:s text:c="4"/></text:span><text:span text:style-name="T8">std::cin &gt;&gt; index;</text:span></text:p>
      <text:p text:style-name="P20"><text:span text:style-name="T9"><text:s text:c="4"/></text:span><text:span text:style-name="T8">try {</text:span></text:p>
      <text:p text:style-name="P20"><text:span text:style-name="T9"><text:s text:c="8"/></text:span><text:span text:style-name="T8">edit.DeleteInDocument(index);</text:span></text:p>
      <text:p text:style-name="P20"><text:span text:style-name="T9"><text:s text:c="8"/></text:span><text:span text:style-name="T8">std::cout &lt;&lt; "Ok\n";</text:span></text:p>
      <text:p text:style-name="P20"><text:span text:style-name="T9"><text:s text:c="4"/></text:span><text:span text:style-name="T8">} catch (std::logic_error&amp; err) {</text:span></text:p>
      <text:p text:style-name="P20"><text:span text:style-name="T9"><text:s text:c="8"/></text:span><text:span text:style-name="T8">std::cout &lt;&lt; err.what() &lt;&lt; "\n";</text:span></text:p>
      <text:p text:style-name="P20"><text:span text:style-name="T9"><text:s text:c="4"/></text:span><text:span text:style-name="T8">}</text:span></text:p>
      <text:p text:style-name="P14">}</text:p>
      <text:p text:style-name="P14"/>
      <text:p text:style-name="P14">int main() {</text:p>
      <text:p text:style-name="P20"><text:span text:style-name="T9"><text:s text:c="4"/></text:span><text:span text:style-name="T8">editor edit;</text:span></text:p>
      <text:p text:style-name="P20"><text:soft-page-break/><text:span text:style-name="T9"><text:s text:c="4"/></text:span><text:span text:style-name="T8">std::string command;</text:span></text:p>
      <text:p text:style-name="P20"><text:span text:style-name="T9"><text:s text:c="4"/></text:span><text:span text:style-name="T8">while (true) {</text:span></text:p>
      <text:p text:style-name="P20"><text:span text:style-name="T9"><text:s text:c="8"/></text:span><text:span text:style-name="T8">std::cin &gt;&gt; command;</text:span></text:p>
      <text:p text:style-name="P20"><text:span text:style-name="T9"><text:s text:c="8"/></text:span><text:span text:style-name="T8">if (command == "help") {</text:span></text:p>
      <text:p text:style-name="P20"><text:span text:style-name="T9"><text:s text:c="12"/></text:span><text:span text:style-name="T8">help();</text:span></text:p>
      <text:p text:style-name="P20"><text:span text:style-name="T9"><text:s text:c="8"/></text:span><text:span text:style-name="T8">} else if (command == "create") {</text:span></text:p>
      <text:p text:style-name="P20"><text:span text:style-name="T9"><text:s text:c="12"/></text:span><text:span text:style-name="T8">create(edit);</text:span></text:p>
      <text:p text:style-name="P20"><text:span text:style-name="T9"><text:s text:c="8"/></text:span><text:span text:style-name="T8">} else if (command == "load") {</text:span></text:p>
      <text:p text:style-name="P20"><text:span text:style-name="T9"><text:s text:c="12"/></text:span><text:span text:style-name="T8">load(edit);</text:span></text:p>
      <text:p text:style-name="P20"><text:span text:style-name="T9"><text:s text:c="8"/></text:span><text:span text:style-name="T8">} else if (command == "save") {</text:span></text:p>
      <text:p text:style-name="P20"><text:span text:style-name="T9"><text:s text:c="12"/></text:span><text:span text:style-name="T8">save(edit);</text:span></text:p>
      <text:p text:style-name="P20"><text:span text:style-name="T9"><text:s text:c="8"/></text:span><text:span text:style-name="T8">} else if (command == "exit") {</text:span></text:p>
      <text:p text:style-name="P20"><text:span text:style-name="T9"><text:s text:c="12"/></text:span><text:span text:style-name="T8">break;</text:span></text:p>
      <text:p text:style-name="P20"><text:span text:style-name="T9"><text:s text:c="8"/></text:span><text:span text:style-name="T8">} else if (command == "add") {</text:span></text:p>
      <text:p text:style-name="P20"><text:span text:style-name="T9"><text:s text:c="12"/></text:span><text:span text:style-name="T8">add(edit);</text:span></text:p>
      <text:p text:style-name="P20"><text:span text:style-name="T9"><text:s text:c="8"/></text:span><text:span text:style-name="T8">} else if (command == "remove") {</text:span></text:p>
      <text:p text:style-name="P20"><text:span text:style-name="T9"><text:s text:c="12"/></text:span><text:span text:style-name="T8">remove(edit);</text:span></text:p>
      <text:p text:style-name="P20"><text:span text:style-name="T9"><text:s text:c="8"/></text:span><text:span text:style-name="T8">} else if (command == "print") {</text:span></text:p>
      <text:p text:style-name="P20"><text:span text:style-name="T9"><text:s text:c="12"/></text:span><text:span text:style-name="T8">edit.PrintDocument();</text:span></text:p>
      <text:p text:style-name="P20"><text:span text:style-name="T9"><text:s text:c="8"/></text:span><text:span text:style-name="T8">} else if (command == "undo") {</text:span></text:p>
      <text:p text:style-name="P20"><text:span text:style-name="T9"><text:s text:c="12"/></text:span><text:span text:style-name="T8">try {</text:span></text:p>
      <text:p text:style-name="P20"><text:span text:style-name="T9"><text:s text:c="16"/></text:span><text:span text:style-name="T8">edit.Undo();</text:span></text:p>
      <text:p text:style-name="P20"><text:span text:style-name="T9"><text:s text:c="12"/></text:span><text:span text:style-name="T8">} catch (std::logic_error&amp; e) {</text:span></text:p>
      <text:p text:style-name="P20"><text:span text:style-name="T9"><text:s text:c="16"/></text:span><text:span text:style-name="T8">std::cout &lt;&lt; e.what();</text:span></text:p>
      <text:p text:style-name="P20"><text:span text:style-name="T9"><text:s text:c="12"/></text:span><text:span text:style-name="T8">}</text:span></text:p>
      <text:p text:style-name="P20"><text:span text:style-name="T9"><text:s text:c="8"/></text:span><text:span text:style-name="T8">} else {</text:span></text:p>
      <text:p text:style-name="P20"><text:span text:style-name="T9"><text:s text:c="12"/></text:span><text:span text:style-name="T8">std::cout &lt;&lt; "Unknown command\n";</text:span></text:p>
      <text:p text:style-name="P20"><text:span text:style-name="T9"><text:s text:c="8"/></text:span><text:span text:style-name="T8">}</text:span></text:p>
      <text:p text:style-name="P20"><text:span text:style-name="T9"><text:s text:c="4"/></text:span><text:span text:style-name="T8">}</text:span></text:p>
      <text:p text:style-name="P20"><text:span text:style-name="T9"><text:s text:c="4"/></text:span><text:span text:style-name="T8">return 0;</text:span></text:p>
      <text:p text:style-name="P14">}</text:p>
      <text:p text:style-name="P13"/>
      <text:p text:style-name="P4"><text:span text:style-name="T3">2. Ссылка на репозиторий на </text:span><text:span text:style-name="T6">GitHub</text:span><text:span text:style-name="T3">.</text:span></text:p>
      <text:p text:style-name="P7"/>
      <text:p text:style-name="Standard"><text:span text:style-name="T14">https://github.com/Anton-Boldyrev/oop_exercise_07</text:span></text:p>
      <text:p text:style-name="P11"/>
      <text:p text:style-name="P4"><text:span text:style-name="T6">3. </text:span><text:span text:style-name="T3">Набор</text:span><text:span text:style-name="T6"> </text:span><text:span text:style-name="T3">тестов</text:span><text:span text:style-name="T6">.</text:span></text:p>
      <text:p text:style-name="P10">test_01.test:</text:p>
      <text:p text:style-name="P10"/>
      <text:p text:style-name="P6">create figures1.txt</text:p>
      <text:p text:style-name="P6">add square 0 0 0 0 0 0 0 0</text:p>
      <text:p text:style-name="P6">add rectangle 0 0 2 0 2 1 0 1</text:p>
      <text:p text:style-name="P6">add trapezoid 0 0 2 0 2 1 0 1</text:p>
      <text:p text:style-name="P6">print</text:p>
      <text:p text:style-name="P6">remove 0</text:p>
      <text:p text:style-name="P6"><text:soft-page-break/>print</text:p>
      <text:p text:style-name="P6">save</text:p>
      <text:p text:style-name="P6">create figures2.txt</text:p>
      <text:p text:style-name="P6">add square 1 1 1 1 1 1 1 1</text:p>
      <text:p text:style-name="P6">add trapezoid 1 1 1 1 1 1 1 1</text:p>
      <text:p text:style-name="P6">save</text:p>
      <text:p text:style-name="P6">print</text:p>
      <text:p text:style-name="P6">load figures1.txt</text:p>
      <text:p text:style-name="P6">print</text:p>
      <text:p text:style-name="P6">remove 1</text:p>
      <text:p text:style-name="P6">print</text:p>
      <text:p text:style-name="P6">undo</text:p>
      <text:p text:style-name="P6">print</text:p>
      <text:p text:style-name="P6">load figures2.txt</text:p>
      <text:p text:style-name="P6">print</text:p>
      <text:p text:style-name="P6">add square 10 10 10 10 10 10 10 10</text:p>
      <text:p text:style-name="P6">print</text:p>
      <text:p text:style-name="P6">undo</text:p>
      <text:p text:style-name="P6">print</text:p>
      <text:p text:style-name="P6">exit</text:p>
      <text:p text:style-name="P6"/>
      <text:p text:style-name="P20"><text:span text:style-name="T5">test</text:span><text:span text:style-name="T2">_02.</text:span><text:span text:style-name="T5">test</text:span><text:span text:style-name="T2">:</text:span></text:p>
      <text:p text:style-name="P20"/>
      <text:p text:style-name="P15">create figures1.txt</text:p>
      <text:p text:style-name="P15">print</text:p>
      <text:p text:style-name="P15">add square 0 0 0 0 0 0 0 0</text:p>
      <text:p text:style-name="P15">undo</text:p>
      <text:p text:style-name="P15">print</text:p>
      <text:p text:style-name="P15">exit</text:p>
      <text:p text:style-name="P5"/>
      <text:p text:style-name="P8">4. Результаты выполнения тестов.</text:p>
      <text:p text:style-name="P8"/>
      <text:p text:style-name="P10">test_01.result:</text:p>
      <text:p text:style-name="P10"/>
      <text:p text:style-name="P14">OK</text:p>
      <text:p text:style-name="P14">Ok</text:p>
      <text:p text:style-name="P14">Ok</text:p>
      <text:p text:style-name="P14">Ok</text:p>
      <text:p text:style-name="P14">square</text:p>
      <text:p text:style-name="P14">0 0</text:p>
      <text:p text:style-name="P14">0 0</text:p>
      <text:p text:style-name="P14">0 0</text:p>
      <text:p text:style-name="P14">0 0</text:p>
      <text:p text:style-name="P14">Center: 0 0</text:p>
      <text:p text:style-name="P14">Area:0</text:p>
      <text:p text:style-name="P14"><text:soft-page-break/>rectangle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2</text:p>
      <text:p text:style-name="P14">trapezoid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1</text:p>
      <text:p text:style-name="P14">Ok</text:p>
      <text:p text:style-name="P14">rectangle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2</text:p>
      <text:p text:style-name="P14">trapezoid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1</text:p>
      <text:p text:style-name="P14">OK</text:p>
      <text:p text:style-name="P14">OK</text:p>
      <text:p text:style-name="P14">Ok</text:p>
      <text:p text:style-name="P14">Ok</text:p>
      <text:p text:style-name="P14">OK</text:p>
      <text:p text:style-name="P14">square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Area:0</text:p>
      <text:p text:style-name="P14">trapezoid</text:p>
      <text:p text:style-name="P14">1 1</text:p>
      <text:p text:style-name="P14">1 1</text:p>
      <text:p text:style-name="P14">1 1</text:p>
      <text:p text:style-name="P14"><text:soft-page-break/>1 1</text:p>
      <text:p text:style-name="P14">Center: 1 1</text:p>
      <text:p text:style-name="P14">Area:0</text:p>
      <text:p text:style-name="P14">OK</text:p>
      <text:p text:style-name="P14">rectangle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2</text:p>
      <text:p text:style-name="P14">trapezoid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1</text:p>
      <text:p text:style-name="P14">Ok</text:p>
      <text:p text:style-name="P14">rectangle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2</text:p>
      <text:p text:style-name="P14">rectangle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2</text:p>
      <text:p text:style-name="P14">trapezoid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1</text:p>
      <text:p text:style-name="P14">OK</text:p>
      <text:p text:style-name="P14">square</text:p>
      <text:p text:style-name="P14">1 1</text:p>
      <text:p text:style-name="P14">1 1</text:p>
      <text:p text:style-name="P14">1 1</text:p>
      <text:p text:style-name="P14"><text:soft-page-break/>1 1</text:p>
      <text:p text:style-name="P14">Center: 1 1</text:p>
      <text:p text:style-name="P14">Area:0</text:p>
      <text:p text:style-name="P14">trapezoid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Area:0</text:p>
      <text:p text:style-name="P14">Ok</text:p>
      <text:p text:style-name="P14">square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Area:0</text:p>
      <text:p text:style-name="P14">trapezoid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Area:0</text:p>
      <text:p text:style-name="P14">square</text:p>
      <text:p text:style-name="P14">10 10</text:p>
      <text:p text:style-name="P14">10 10</text:p>
      <text:p text:style-name="P14">10 10</text:p>
      <text:p text:style-name="P14">10 10</text:p>
      <text:p text:style-name="P14">Center: 10 10</text:p>
      <text:p text:style-name="P14">Area:0</text:p>
      <text:p text:style-name="P14">square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Area:0</text:p>
      <text:p text:style-name="P14">trapezoid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<text:soft-page-break/>Area:0</text:p>
      <text:p text:style-name="P23"><text:s/></text:p>
      <text:p text:style-name="P22"/>
      <text:p text:style-name="P20"><text:span text:style-name="T5">test_02.result</text:span><text:span text:style-name="T4">:</text:span></text:p>
      <text:p text:style-name="P20"/>
      <text:p text:style-name="P9">OK</text:p>
      <text:p text:style-name="P9">Buffer is empty</text:p>
      <text:p text:style-name="P20"><text:span text:style-name="T4">OK</text:span></text:p>
      <text:p text:style-name="P9">Buffer is empty</text:p>
      <text:p text:style-name="P8"/>
      <text:p text:style-name="P8"/>
      <text:p text:style-name="P8">5. Объяснение результатов работы программы.</text:p>
      <text:p text:style-name="P8"/>
      <text:p text:style-name="P16">В программе реализованы функции сохранения фигур (квадрата, прямогульника и трапеции) в файл, загрузки из файла и отмены последнего добавления / удаления фигуры в файл.</text:p>
      <text:p text:style-name="P7"/>
      <text:p text:style-name="P8">6. Вывод.</text:p>
      <text:p text:style-name="P4"/>
      <text:p text:style-name="P21"><text:span text:style-name="T10">В ходе выполнения лабораторной работы я улучшил навыки работы с наследованием классов, реализовал функцию undo, которая отменяет последнее удаление и добавление фигуры, поработал с чтением и записью фигур в файл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, 'Times New Roman'" style:font-pitch="variable"/>
    <style:font-face style:name="Noto Sans CJK SC" svg:font-family="'Noto Sans CJK SC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1" style:font-family-asian="'Noto Sans CJK SC Regular'" style:font-pitch-asian="variable" style:font-size-asian="12pt" style:language-asian="zh" style:country-asian="CN" style:font-name-complex="Lohit Devanagari3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3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3" style:font-family-complex="'Lohit Devanagari', 'Times New Roman'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, 'Times New Roman'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ohit Devanagari3" style:font-family-complex="'Lohit Devanagari'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гомед Касимов</meta:initial-creator>
    <meta:creation-date>2019-11-22T09:42:00</meta:creation-date>
    <dc:date>2020-01-11T13:42:55.283647738</dc:date>
    <meta:editing-cycles>11</meta:editing-cycles>
    <meta:editing-duration>PT23M14S</meta:editing-duration>
    <meta:document-statistic meta:table-count="1" meta:image-count="0" meta:object-count="0" meta:page-count="20" meta:paragraph-count="706" meta:word-count="2037" meta:character-count="15186" meta:non-whitespace-character-count="12201"/>
    <meta:generator>LibreOffice/6.0.7.3$Linux_X86_64 LibreOffice_project/00m0$Build-3</meta:generator>
  </office:meta>
</office:document-meta>
</file>